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table_matching_comb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S=R</text:p>
          </table:table-cell>
          <table:table-cell table:style-name="ce7" office:value-type="string" calcext:value-type="string">
            <text:p>Kr = Ks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8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705170023" calcext:value-type="float">
            <text:p>3705170023</text:p>
          </table:table-cell>
          <table:table-cell office:value-type="float" office:value="19492759" calcext:value-type="float">
            <text:p>19492759</text:p>
          </table:table-cell>
          <table:table-cell office:value-type="float" office:value="6648536129" calcext:value-type="float">
            <text:p>6648536129</text:p>
          </table:table-cell>
          <table:table-cell office:value-type="float" office:value="3886439154" calcext:value-type="float">
            <text:p>3886439154</text:p>
          </table:table-cell>
          <table:table-cell office:value-type="float" office:value="115773896" calcext:value-type="float">
            <text:p>115773896</text:p>
          </table:table-cell>
          <table:table-cell office:value-type="float" office:value="6535.05" calcext:value-type="float">
            <text:p>6535.05</text:p>
          </table:table-cell>
          <table:table-cell office:value-type="float" office:value="14376489625" calcext:value-type="float">
            <text:p>14376489625</text:p>
          </table:table-cell>
          <table:table-cell office:value-type="float" office:value="3140" calcext:value-type="float">
            <text:p>3140</text:p>
          </table:table-cell>
          <table:table-cell office:value-type="float" office:value="2400" calcext:value-type="float">
            <text:p>2400</text:p>
          </table:table-cell>
          <table:table-cell office:value-type="float" office:value="22504" calcext:value-type="float">
            <text:p>22504</text:p>
          </table:table-cell>
          <table:table-cell table:formula="of:=PRODUCT([.C4];1/2200000000)" office:value-type="float" office:value="1.68416819227273" calcext:value-type="float">
            <text:p>1.6841681923</text:p>
          </table:table-cell>
          <table:table-cell table:formula="of:=PRODUCT(SUM([.F4];[.G4]);1/2200000000)" office:value-type="float" office:value="1.81918775" calcext:value-type="float">
            <text:p>1.8191877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490448234" calcext:value-type="float">
            <text:p>7490448234</text:p>
          </table:table-cell>
          <table:table-cell office:value-type="float" office:value="185055838" calcext:value-type="float">
            <text:p>185055838</text:p>
          </table:table-cell>
          <table:table-cell office:value-type="float" office:value="13676148964" calcext:value-type="float">
            <text:p>13676148964</text:p>
          </table:table-cell>
          <table:table-cell office:value-type="float" office:value="6602911871" calcext:value-type="float">
            <text:p>6602911871</text:p>
          </table:table-cell>
          <table:table-cell office:value-type="float" office:value="17708130428" calcext:value-type="float">
            <text:p>17708130428</text:p>
          </table:table-cell>
          <table:table-cell office:value-type="float" office:value="20760.8" calcext:value-type="float">
            <text:p>20760.8</text:p>
          </table:table-cell>
          <table:table-cell office:value-type="float" office:value="45672260518" calcext:value-type="float">
            <text:p>45672260518</text:p>
          </table:table-cell>
          <table:table-cell table:style-name="ce9" office:value-type="float" office:value="17533" calcext:value-type="float">
            <text:p>17533</text:p>
          </table:table-cell>
          <table:table-cell office:value-type="float" office:value="18969" calcext:value-type="float">
            <text:p>18969</text:p>
          </table:table-cell>
          <table:table-cell office:value-type="float" office:value="230972" calcext:value-type="float">
            <text:p>230972</text:p>
          </table:table-cell>
          <table:table-cell table:formula="of:=PRODUCT([.C5];1/2200000000)" office:value-type="float" office:value="3.40474919727273" calcext:value-type="float">
            <text:p>3.4047491973</text:p>
          </table:table-cell>
          <table:table-cell table:formula="of:=PRODUCT(SUM([.F5];[.G5]);1/2200000000)" office:value-type="float" office:value="11.0504737722727" calcext:value-type="float">
            <text:p>11.05047377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5019528092" calcext:value-type="float">
            <text:p>15019528092</text:p>
          </table:table-cell>
          <table:table-cell office:value-type="float" office:value="578433273" calcext:value-type="float">
            <text:p>578433273</text:p>
          </table:table-cell>
          <table:table-cell office:value-type="float" office:value="21239768046" calcext:value-type="float">
            <text:p>21239768046</text:p>
          </table:table-cell>
          <table:table-cell office:value-type="float" office:value="9739408146" calcext:value-type="float">
            <text:p>9739408146</text:p>
          </table:table-cell>
          <table:table-cell office:value-type="float" office:value="73524974707" calcext:value-type="float">
            <text:p>73524974707</text:p>
          </table:table-cell>
          <table:table-cell office:value-type="float" office:value="54608.9" calcext:value-type="float">
            <text:p>54608.9</text:p>
          </table:table-cell>
          <table:table-cell office:value-type="float" office:value="120138779646" calcext:value-type="float">
            <text:p>120138779646</text:p>
          </table:table-cell>
          <table:table-cell office:value-type="float" office:value="76778" calcext:value-type="float">
            <text:p>76778</text:p>
          </table:table-cell>
          <table:table-cell office:value-type="float" office:value="50317" calcext:value-type="float">
            <text:p>50317</text:p>
          </table:table-cell>
          <table:table-cell office:value-type="float" office:value="63072" calcext:value-type="float">
            <text:p>63072</text:p>
          </table:table-cell>
          <table:table-cell table:formula="of:=PRODUCT([.C6];1/2200000000)" office:value-type="float" office:value="6.82705822363636" calcext:value-type="float">
            <text:p>6.8270582236</text:p>
          </table:table-cell>
          <table:table-cell table:formula="of:=PRODUCT(SUM([.F6];[.G6]);1/2200000000)" office:value-type="float" office:value="37.8474467513636" calcext:value-type="float">
            <text:p>37.84744675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/>
          <table:table-cell table:formula="of:=PRODUCT([.C7];1/2200000000)" office:value-type="float" office:value="0.000000000454545454545455" calcext:value-type="float">
            <text:p>4.54545454545455E-10</text:p>
          </table:table-cell>
          <table:table-cell table:formula="of:=PRODUCT(SUM([.F7];[.G7]);1/2200000000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PRODUCT([.C8];1/2200000000)" office:value-type="float" office:value="0.000000000454545454545455" calcext:value-type="float">
            <text:p>4.54545454545455E-10</text:p>
          </table:table-cell>
          <table:table-cell table:formula="of:=PRODUCT(SUM([.F8];[.G8]);1/2200000000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PRODUCT([.C9];1/2200000000)" office:value-type="float" office:value="0.000000000454545454545455" calcext:value-type="float">
            <text:p>4.54545454545455E-10</text:p>
          </table:table-cell>
          <table:table-cell table:formula="of:=PRODUCT(SUM([.F9];[.G9]);1/220000000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table:number-columns-repeated="7"/>
          <table:table-cell table:style-name="ce8"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1" table:number-rows-spanned="2"/>
          <table:table-cell table:number-columns-repeated="13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number-columns-spanned="1" table:number-rows-spanned="2"/>
          <table:table-cell table:number-columns-repeated="13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number-columns-spanned="1" table:number-rows-spanned="2"/>
          <table:table-cell table:number-columns-repeated="13"/>
        </table:table-row>
        <table:table-row table:style-name="ro1">
          <table:covered-table-cell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2:37:35.439512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13:08:49.181099502</dc:date>
    <meta:editing-duration>PT40M1S</meta:editing-duration>
    <meta:editing-cycles>15</meta:editing-cycles>
    <meta:generator>LibreOffice/5.1.6.2$Linux_X86_64 LibreOffice_project/10m0$Build-2</meta:generator>
    <meta:document-statistic meta:table-count="1" meta:cell-count="66" meta:object-count="0"/>
  </office:meta>
</office:document-meta>
</file>